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Standard">
      <style:text-properties fo:font-size="18pt" officeooo:rsid="002aac20" officeooo:paragraph-rsid="002aac20" style:font-size-asian="18pt" style:font-size-complex="18pt"/>
    </style:style>
    <style:style style:name="P2" style:family="paragraph" style:parent-style-name="Standard">
      <style:text-properties fo:font-size="16pt" officeooo:rsid="002d5042" officeooo:paragraph-rsid="002d5042" style:font-size-asian="16pt" style:font-size-complex="16pt"/>
    </style:style>
    <style:style style:name="P3" style:family="paragraph" style:parent-style-name="Standard" style:list-style-name="L1">
      <style:text-properties fo:font-size="16pt" officeooo:rsid="002524b1" officeooo:paragraph-rsid="002d5042" style:font-size-asian="16pt" style:font-size-complex="16pt"/>
    </style:style>
    <style:style style:name="P4" style:family="paragraph" style:parent-style-name="Standard">
      <style:text-properties fo:font-size="16pt" officeooo:rsid="002d5042" officeooo:paragraph-rsid="002d5042" style:font-size-asian="16pt" style:font-size-complex="16pt"/>
    </style:style>
    <style:style style:name="P5" style:family="paragraph" style:parent-style-name="Standard">
      <style:text-properties fo:font-size="16pt" fo:font-weight="bold" officeooo:rsid="002d5042" officeooo:paragraph-rsid="002d5042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4pt" officeooo:rsid="00197082" officeooo:paragraph-rsid="00197082" style:font-size-asian="14pt" style:font-size-complex="14pt"/>
    </style:style>
    <style:style style:name="P7" style:family="paragraph" style:parent-style-name="Standard">
      <style:text-properties fo:font-size="14pt" officeooo:rsid="00197082" officeooo:paragraph-rsid="00241855" style:font-size-asian="14pt" style:font-size-complex="14pt"/>
    </style:style>
    <style:style style:name="P8" style:family="paragraph" style:parent-style-name="Standard">
      <style:text-properties fo:font-size="14pt" officeooo:rsid="00197082" officeooo:paragraph-rsid="0022607a" style:font-size-asian="14pt" style:font-size-complex="14pt"/>
    </style:style>
    <style:style style:name="P9" style:family="paragraph" style:parent-style-name="Standard">
      <style:text-properties fo:font-size="14pt" officeooo:paragraph-rsid="0022607a" style:font-size-asian="14pt" style:font-size-complex="14pt"/>
    </style:style>
    <style:style style:name="P10" style:family="paragraph" style:parent-style-name="Standard">
      <style:text-properties fo:font-size="14pt" officeooo:rsid="0019f5fc" officeooo:paragraph-rsid="0019f5fc" style:font-size-asian="14pt" style:font-size-complex="14pt"/>
    </style:style>
    <style:style style:name="P11" style:family="paragraph" style:parent-style-name="Standard">
      <style:text-properties fo:font-size="14pt" officeooo:rsid="001649ab" officeooo:paragraph-rsid="001649ab" style:font-size-asian="14pt" style:font-size-complex="14pt"/>
    </style:style>
    <style:style style:name="P12" style:family="paragraph" style:parent-style-name="Standard">
      <style:text-properties fo:font-size="14pt" officeooo:rsid="00180dc6" officeooo:paragraph-rsid="00180dc6" style:font-size-asian="14pt" style:font-size-complex="14pt"/>
    </style:style>
    <style:style style:name="P13" style:family="paragraph" style:parent-style-name="Standard" style:list-style-name="L1">
      <style:text-properties fo:font-size="14pt" officeooo:rsid="002524b1" officeooo:paragraph-rsid="002524b1" style:font-size-asian="14pt" style:font-size-complex="14pt"/>
    </style:style>
    <style:style style:name="P14" style:family="paragraph" style:parent-style-name="Standard">
      <style:text-properties fo:font-size="14pt" officeooo:rsid="002524b1" officeooo:paragraph-rsid="002524b1" style:font-size-asian="14pt" style:font-size-complex="14pt"/>
    </style:style>
    <style:style style:name="P15" style:family="paragraph" style:parent-style-name="Standard" style:list-style-name="L2">
      <style:text-properties fo:font-size="14pt" officeooo:rsid="002524b1" officeooo:paragraph-rsid="002524b1" style:font-size-asian="14pt" style:font-size-complex="14pt"/>
    </style:style>
    <style:style style:name="P16" style:family="paragraph" style:parent-style-name="Standard" style:list-style-name="L1">
      <style:text-properties fo:font-size="14pt" officeooo:rsid="002eaeb0" officeooo:paragraph-rsid="002eaeb0" style:font-size-asian="14pt" style:font-size-complex="14pt"/>
    </style:style>
    <style:style style:name="P17" style:family="paragraph" style:parent-style-name="Standard">
      <style:text-properties fo:font-size="14pt" officeooo:rsid="00353079" officeooo:paragraph-rsid="00353079" style:font-size-asian="14pt" style:font-size-complex="14pt"/>
    </style:style>
    <style:style style:name="P18" style:family="paragraph" style:parent-style-name="Standard" style:list-style-name="L3">
      <style:text-properties fo:font-size="14pt" officeooo:rsid="00353079" officeooo:paragraph-rsid="00353079" style:font-size-asian="14pt" style:font-size-complex="14pt"/>
    </style:style>
    <style:style style:name="P19" style:family="paragraph" style:parent-style-name="Standard">
      <style:text-properties fo:font-size="14pt" officeooo:paragraph-rsid="00284774" style:font-size-asian="14pt" style:font-size-complex="14pt"/>
    </style:style>
    <style:style style:name="P20" style:family="paragraph" style:parent-style-name="Standard">
      <style:text-properties fo:font-size="14pt" officeooo:paragraph-rsid="0028d6ab" style:font-size-asian="14pt" style:font-size-complex="14pt"/>
    </style:style>
    <style:style style:name="P21" style:family="paragraph" style:parent-style-name="Standard">
      <style:text-properties fo:font-size="14pt" officeooo:paragraph-rsid="002718af" style:font-size-asian="14pt" style:font-size-complex="14pt"/>
    </style:style>
    <style:style style:name="P22" style:family="paragraph" style:parent-style-name="Standard">
      <style:text-properties fo:font-size="14pt" officeooo:rsid="001dccaf" officeooo:paragraph-rsid="002506ed" style:font-size-asian="14pt" style:font-size-complex="14pt"/>
    </style:style>
    <style:style style:name="P23" style:family="paragraph" style:parent-style-name="Text_20_body">
      <style:paragraph-properties fo:text-align="center" style:justify-single-word="false"/>
      <style:text-properties fo:font-size="16pt" officeooo:rsid="00403658" officeooo:paragraph-rsid="0037f324" style:font-size-asian="16pt" style:font-size-complex="16pt"/>
    </style:style>
    <style:style style:name="T1" style:family="text">
      <style:text-properties officeooo:rsid="001649ab"/>
    </style:style>
    <style:style style:name="T2" style:family="text">
      <style:text-properties officeooo:rsid="001dccaf"/>
    </style:style>
    <style:style style:name="T3" style:family="text">
      <style:text-properties officeooo:rsid="001fa0d4"/>
    </style:style>
    <style:style style:name="T4" style:family="text">
      <style:text-properties officeooo:rsid="001fc4fe"/>
    </style:style>
    <style:style style:name="T5" style:family="text">
      <style:text-properties officeooo:rsid="0022607a"/>
    </style:style>
    <style:style style:name="T6" style:family="text">
      <style:text-properties officeooo:rsid="00241855"/>
    </style:style>
    <style:style style:name="T7" style:family="text">
      <style:text-properties officeooo:rsid="002506ed"/>
    </style:style>
    <style:style style:name="T8" style:family="text">
      <style:text-properties officeooo:rsid="002524b1"/>
    </style:style>
    <style:style style:name="T9" style:family="text">
      <style:text-properties officeooo:rsid="001a4cdb"/>
    </style:style>
    <style:style style:name="T10" style:family="text">
      <style:text-properties officeooo:rsid="0025ed55"/>
    </style:style>
    <style:style style:name="T11" style:family="text">
      <style:text-properties officeooo:rsid="002718af"/>
    </style:style>
    <style:style style:name="T12" style:family="text">
      <style:text-properties officeooo:rsid="00284774"/>
    </style:style>
    <style:style style:name="T13" style:family="text">
      <style:text-properties officeooo:rsid="0028d6ab"/>
    </style:style>
    <style:style style:name="T14" style:family="text">
      <style:text-properties fo:font-size="20pt" fo:font-weight="bold" officeooo:rsid="002b8829" style:font-size-asian="20pt" style:font-weight-asian="bold" style:font-size-complex="20pt" style:font-weight-complex="bold"/>
    </style:style>
    <style:style style:name="T15" style:family="text">
      <style:text-properties fo:font-size="20pt" fo:font-weight="bold" officeooo:rsid="002d5042" style:font-size-asian="20pt" style:font-weight-asian="bold" style:font-size-complex="20pt" style:font-weight-complex="bold"/>
    </style:style>
    <style:style style:name="T16" style:family="text">
      <style:text-properties fo:font-size="20pt" fo:font-weight="normal" officeooo:rsid="002b8829" style:font-size-asian="20pt" style:font-weight-asian="normal" style:font-size-complex="20pt" style:font-weight-complex="normal"/>
    </style:style>
    <style:style style:name="T17" style:family="text">
      <style:text-properties officeooo:rsid="002d5042"/>
    </style:style>
    <style:style style:name="T18" style:family="text">
      <style:text-properties officeooo:rsid="002f085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37f324" style:font-weight-asian="bold" style:font-weight-complex="bold"/>
    </style:style>
    <style:style style:name="T21" style:family="text">
      <style:text-properties officeooo:rsid="0037f324"/>
    </style:style>
    <style:style style:name="T22" style:family="text">
      <style:text-properties officeooo:rsid="0038a052"/>
    </style:style>
    <style:style style:name="T23" style:family="text">
      <style:text-properties officeooo:rsid="003a99aa"/>
    </style:style>
    <style:style style:name="T24" style:family="text">
      <style:text-properties officeooo:rsid="003c8d2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5">Interview q</text:span><text:span text:style-name="T14">uestions </text:span><text:span text:style-name="T16"><text:s text:c="45"/></text:span>2023-05-27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3"><text:span text:style-name="T19">R</text:span><text:span text:style-name="T20">ule</text:span><text:span text:style-name="T19"> 1: </text:span><text:span text:style-name="T20">you are boss</text:span><text:span text:style-name="T19">!</text:span> <text:span text:style-name="T21">The goal is to improve the course, by hearing out the students. </text:span><text:span text:style-name="T23">The questions below are only guidelines; </text:span><text:span text:style-name="T24">only the first one is important</text:span><text:span text:style-name="T23">! </text:span><text:span text:style-name="T22">Just gossip provocatively about the course :-)</text:span></text:p>
          </table:table-cell>
        </table:table-row>
      </table:table>
      <text:p text:style-name="P2"/>
      <text:p text:style-name="P2"/>
      <text:p text:style-name="P5">Which course do you do?</text:p>
      <text:list xml:id="list2498607257" text:style-name="L1">
        <text:list-item>
          <text:p text:style-name="P3"><text:span text:style-name="T17">Possible answers are: ‘</text:span>Arduino’, ‘Blender’, ‘Processing’, <text:span text:style-name="T18">or ‘</text:span><text:span text:style-name="T17">working in team’</text:span></text:p>
        </text:list-item>
      </text:list>
      <text:p text:style-name="P6">How is the course?</text:p>
      <text:p text:style-name="P7">What should always be in the course? </text:p>
      <text:p text:style-name="P7">What is the best <text:span text:style-name="T6">thing about the course</text:span>?</text:p>
      <text:p text:style-name="P8">What can be improved about the course? </text:p>
      <text:p text:style-name="P9"><text:span text:style-name="T1">What is the least fun </text:span><text:span text:style-name="T5">of the course</text:span><text:span text:style-name="T1">?</text:span></text:p>
      <text:p text:style-name="P10">How are the booklets?</text:p>
      <text:p text:style-name="P10">How can the booklets be improved?</text:p>
      <text:p text:style-name="P11">How are the breaks?</text:p>
      <text:p text:style-name="P11">How to improve the breaks?</text:p>
      <text:p text:style-name="P12">How are the volunteers?</text:p>
      <text:p text:style-name="P6">What could the volunteers do better?</text:p>
      <text:list xml:id="list135848876693737" text:continue-numbering="true" text:style-name="L1">
        <text:list-item>
          <text:p text:style-name="P13">Arduino: <text:span text:style-name="T3">Björn, </text:span>Richèl</text:p>
        </text:list-item>
        <text:list-item>
          <text:p text:style-name="P13">Blender: <text:span text:style-name="T3">Björn, </text:span>Richèl</text:p>
        </text:list-item>
        <text:list-item>
          <text:p text:style-name="P13">Processing: <text:span text:style-name="T3">Björn, </text:span>Christoffer, Janne, <text:span text:style-name="T10">Marie, </text:span>Richèl</text:p>
        </text:list-item>
        <text:list-item>
          <text:p text:style-name="P16">Programming teams: <text:span text:style-name="T3">Björn, </text:span><text:span text:style-name="T8">Christoffer, Janne, Richèl, </text:span></text:p>
        </text:list-item>
      </text:list>
      <text:p text:style-name="P14">Per volunteer <text:span text:style-name="T10">(if the students do not know him/her, it’s OK)</text:span>:</text:p>
      <text:list xml:id="list3606398889" text:style-name="L2">
        <text:list-item>
          <text:p text:style-name="P15">How is he/<text:span text:style-name="T10">she</text:span>?</text:p>
        </text:list-item>
        <text:list-item>
          <text:p text:style-name="P15">What could he/<text:span text:style-name="T10">she</text:span> do better?</text:p>
        </text:list-item>
      </text:list>
      <text:p text:style-name="P17">For the programming teams:</text:p>
      <text:list xml:id="list576574820" text:style-name="L3">
        <text:list-item>
          <text:p text:style-name="P18">How is your team leader?</text:p>
        </text:list-item>
        <text:list-item>
          <text:p text:style-name="P18">How can he/she improve?</text:p>
        </text:list-item>
        <text:list-item>
          <text:p text:style-name="P18">Do you use Discord?</text:p>
        </text:list-item>
        <text:list-item>
          <text:p text:style-name="P18">If yes, is it used well, or is it mostly a distraction?</text:p>
        </text:list-item>
        <text:list-item>
          <text:p text:style-name="P18">How could Discord usage be improved?</text:p>
        </text:list-item>
      </text:list>
      <text:p text:style-name="P19"><text:span text:style-name="T9">How </text:span><text:span text:style-name="T12">are the students</text:span><text:span text:style-name="T9">? </text:span></text:p>
      <text:p text:style-name="P20"><text:span text:style-name="T9">How </text:span><text:span text:style-name="T13">could the </text:span><text:span text:style-name="T12">students</text:span><text:span text:style-name="T13"> do better</text:span><text:span text:style-name="T9">? </text:span></text:p>
      <text:p text:style-name="P20"><text:span text:style-name="T9">How is the amount of </text:span><text:span text:style-name="T11">students</text:span><text:span text:style-name="T9">? </text:span></text:p>
      <text:p text:style-name="P21"><text:span text:style-name="T9">Would we enjoy </text:span><text:span text:style-name="T11">more students</text:span><text:span text:style-name="T9">?</text:span></text:p>
      <text:p text:style-name="P21"><text:span text:style-name="T9">Would we enjoy </text:span><text:span text:style-name="T11">more adult students</text:span><text:span text:style-name="T9">?</text:span></text:p>
      <text:p text:style-name="P20"><text:span text:style-name="T9">How </text:span><text:span text:style-name="T2">was the </text:span><text:span text:style-name="T7">Hackathon</text:span><text:span text:style-name="T2">? </text:span></text:p>
      <text:p text:style-name="P22">What can be improved about the <text:span text:style-name="T7">Hackathon</text:span>?</text:p>
      <text:p text:style-name="P22"><text:span text:style-name="T4">Should we do </text:span><text:span text:style-name="T7">Hackathon</text:span><text:span text:style-name="T4"> again next year</text:span>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0T20:31:47.489141461</meta:creation-date>
    <dc:date>2023-05-21T13:58:46.686882647</dc:date>
    <meta:editing-duration>PT43M14S</meta:editing-duration>
    <meta:editing-cycles>36</meta:editing-cycles>
    <meta:generator>LibreOffice/7.3.7.2$Linux_X86_64 LibreOffice_project/30$Build-2</meta:generator>
    <meta:document-statistic meta:table-count="1" meta:image-count="0" meta:object-count="0" meta:page-count="1" meta:paragraph-count="36" meta:word-count="246" meta:character-count="1412" meta:non-whitespace-character-count="1162"/>
  </office:meta>
</office:document-meta>
</file>